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center"/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text-align="center"/>
      <style:text-properties fo:font-size="20pt" style:font-size-asian="20pt" style:font-size-complex="20pt"/>
    </style:style>
    <style:style style:name="TableColumn9" style:family="table-column">
      <style:table-column-properties style:column-width="3.1951in"/>
    </style:style>
    <style:style style:name="TableColumn10" style:family="table-column">
      <style:table-column-properties style:column-width="3.1951in"/>
    </style:style>
    <style:style style:name="Table8" style:family="table">
      <style:table-properties style:width="6.3902in" fo:margin-left="0in" table:align="left"/>
    </style:style>
    <style:style style:name="TableRow11" style:family="table-row">
      <style:table-row-properties style:min-row-height="0.6048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16" style:family="table-row">
      <style:table-row-properties style:min-row-height="0.4895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</style:style>
    <style:style style:name="TableRow21" style:family="table-row">
      <style:table-row-properties style:min-row-height="0.489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</style:style>
    <style:style style:name="TableRow26" style:family="table-row">
      <style:table-row-properties style:min-row-height="0.2395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ableRow31" style:family="table-row">
      <style:table-row-properties style:min-row-height="0.25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TableRow36" style:family="table-row">
      <style:table-row-properties style:min-row-height="0.4895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ext:p text:style-name="P1"><text:span text:style-name="T2">Mael chalon</text:span><text:tab/><text:tab/><text:tab/><text:tab/><text:tab/><text:tab/><text:tab/><text:tab/><text:tab/><text:tab/><text:tab/><text:s text:c="2"/><text:span text:style-name="T3">S1G2</text:span></text:p>
      <text:p text:style-name="P4">Bruno Dos Santos</text:p>
      <text:p text:style-name="P5"/>
      <text:p text:style-name="P6">Partage des taches lors de la SAE</text:p>
      <text:p text:style-name="P7"/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Dos Santos Bruno</text:p>
          </table:table-cell>
          <table:table-cell table:style-name="TableCell14">
            <text:p text:style-name="P15">Chalon Maël</text:p>
          </table:table-cell>
        </table:table-row>
        <table:table-row table:style-name="TableRow16">
          <table:table-cell table:style-name="TableCell17">
            <text:p text:style-name="P18">Modification des fichiers de configuration de SAMBA</text:p>
          </table:table-cell>
          <table:table-cell table:style-name="TableCell19">
            <text:p text:style-name="P20">Installation de l’OS<text:s/>Raspbian</text:p>
          </table:table-cell>
        </table:table-row>
        <table:table-row table:style-name="TableRow21">
          <table:table-cell table:style-name="TableCell22">
            <text:p text:style-name="P23">Recherche du mode<text:s/>de connexion au serveur depuis un environnement Windows</text:p>
          </table:table-cell>
          <table:table-cell table:style-name="TableCell24">
            <text:p text:style-name="P25">Installation de SAMBA</text:p>
          </table:table-cell>
        </table:table-row>
        <table:table-row table:style-name="TableRow26">
          <table:table-cell table:style-name="TableCell27">
            <text:p text:style-name="P28">Rédaction de la fin du manuel<text:s/>d’utilisation</text:p>
          </table:table-cell>
          <table:table-cell table:style-name="TableCell29">
            <text:p text:style-name="P30">Rédaction d’une partie du manuel<text:s/>d’utilisation</text:p>
          </table:table-cell>
        </table:table-row>
        <table:table-row table:style-name="TableRow31">
          <table:table-cell table:style-name="TableCell32">
            <text:p text:style-name="P33">Teste de fonctionnement du serveur NAS</text:p>
          </table:table-cell>
          <table:table-cell table:style-name="TableCell34">
            <text:p text:style-name="P35">Teste de fonctionnement du serveur NAS</text:p>
          </table:table-cell>
        </table:table-row>
        <table:table-row table:style-name="TableRow36">
          <table:table-cell table:style-name="TableCell37">
            <text:p text:style-name="P38">Recherche de méthode pour connecter des nouveaux périphériques de stockage</text:p>
          </table:table-cell>
          <table:table-cell table:style-name="TableCell39">
            <text:p text:style-name="P40">Gestion du système d’utilisateur de Raspbian sur la Raspberry pi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el Chalon</meta:initial-creator>
    <dc:creator>Mael Chalon</dc:creator>
    <meta:creation-date>2021-10-21T15:29:00Z</meta:creation-date>
    <dc:date>2021-10-21T16:18:00Z</dc:date>
    <meta:template xlink:href="Normal.dotm" xlink:type="simple"/>
    <meta:editing-cycles>1</meta:editing-cycles>
    <meta:editing-duration>PT2940S</meta:editing-duration>
    <meta:document-statistic meta:page-count="1" meta:paragraph-count="1" meta:word-count="93" meta:character-count="604" meta:row-count="4" meta:non-whitespace-character-count="512"/>
  </office:meta>
</office:document-meta>
</file>